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SANTOS NAVARRO, GEORGE DONAT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ANCHAMAYO</text:span></text:p>
      <text:p text:style-name="P5"/>
      <text:p text:style-name="P5">Recojo: <text:span text:style-name="T3">SANTOS NAVARRO, GEORGE DONA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2:13:4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